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LLAVILLA, GRACIELA MARLE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6521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033834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LLAVILLA, GRACIELA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521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ROCIO VALDE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9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6913415</text:p>
          </table:table-cell>
          <table:table-cell table:style-name="Tabla2.A2" office:value-type="string">
            <text:p text:style-name="P7">35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ROCIO VALDEZ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43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